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2"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4"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6"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7" style:family="paragraph" style:parent-style-name="Heading_20_1">
      <style:paragraph-properties fo:margin-top="0.353cm" fo:margin-bottom="0cm" fo:line-height="138%" style:writing-mode="lr-tb"/>
      <style:text-properties fo:font-variant="normal" fo:text-transform="none" fo:color="#000000" style:text-line-through-style="none" style:font-name="Trebuchet MS" fo:font-size="14.6999998092651pt" fo:font-style="normal" style:text-underline-style="none" fo:font-weight="normal" style:text-blinking="false" fo:background-color="transparent"/>
    </style:style>
    <style:style style:name="P8" style:family="paragraph" style:parent-style-name="Heading_20_1">
      <style:paragraph-properties fo:margin-top="0.353cm" fo:margin-bottom="0cm" fo:line-height="138%" fo:text-align="justify" style:justify-single-word="false" style:writing-mode="lr-tb"/>
      <style:text-properties fo:font-variant="normal" fo:text-transform="none" fo:color="#000000" style:text-line-through-style="none" style:font-name="Trebuchet MS" fo:font-size="14.6999998092651pt" fo:font-style="normal" style:text-underline-style="none" fo:font-weight="normal" style:text-blinking="false" fo:background-color="transparent"/>
    </style:style>
    <style:style style:name="P9"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0" style:family="paragraph" style:parent-style-name="Text_20_body" style:list-style-name="L2">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1" style:family="paragraph" style:parent-style-name="Text_20_body" style:list-style-name="L3">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2" style:family="paragraph" style:parent-style-name="Text_20_body" style:list-style-name="L4">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3" style:family="paragraph" style:parent-style-name="Text_20_body" style:list-style-name="L6">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4" style:family="paragraph" style:parent-style-name="Text_20_body" style:list-style-name="L7">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5" style:family="paragraph" style:parent-style-name="Text_20_body" style:list-style-name="L10">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6" style:family="paragraph" style:parent-style-name="Text_20_body" style:list-style-name="L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7"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8" style:family="paragraph" style:parent-style-name="Text_20_body" style:list-style-name="L1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9" style:family="paragraph" style:parent-style-name="Text_20_body" style:list-style-name="L1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0" style:family="paragraph" style:parent-style-name="Text_20_body" style:list-style-name="L13">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1" style:family="paragraph" style:parent-style-name="Text_20_body" style:list-style-name="L1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2" style:family="paragraph" style:parent-style-name="Text_20_body" style:list-style-name="L1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3" style:family="paragraph" style:parent-style-name="Text_20_body" style:list-style-name="L1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4" style:family="paragraph" style:parent-style-name="Text_20_body" style:list-style-name="L17">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5" style:family="paragraph" style:parent-style-name="Text_20_body" style:list-style-name="L18">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6" style:family="paragraph" style:parent-style-name="Text_20_body" style:list-style-name="L20">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7" style:family="paragraph" style:parent-style-name="Text_20_body" style:list-style-name="L8">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style:style>
    <style:style style:name="P28" style:family="paragraph" style:parent-style-name="Text_20_body" style:list-style-name="L9">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style:style>
    <style:style style:name="P29" style:family="paragraph" style:parent-style-name="Text_20_body" style:list-style-name="L19">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style:style>
    <style:style style:name="P30" style:family="paragraph" style:parent-style-name="Text_20_body" style:list-style-name="L1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31"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32"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33"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34"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35" style:family="paragraph" style:parent-style-name="Text_20_body">
      <style:paragraph-properties fo:margin-top="0cm" fo:margin-bottom="0cm" fo:line-height="138%" style:writing-mode="lr-tb"/>
    </style:style>
    <style:style style:name="T1" style:family="text">
      <style:text-properties style:font-name="Arial1" fo:font-size="10.5pt" fo:font-style="normal" fo:font-weight="normal"/>
    </style:style>
    <style:style style:name="T2" style:family="text">
      <style:text-properties fo:background-color="transparent"/>
    </style:style>
    <style:style style:name="T3" style:family="text">
      <style:text-properties style:font-name-complex="Arial1" style:font-size-complex="10.5pt" style:font-style-complex="normal" style:font-weight-complex="normal"/>
    </style:style>
    <style:style style:name="T4" style:family="text">
      <style:text-properties fo:font-weight="bold" fo:background-color="transparent"/>
    </style:style>
    <style:style style:name="T5"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Binôme</text:h>
      <text:p text:style-name="P4">Olivia Ronot / Simon Jacquemin</text:p>
      <text:h text:style-name="P7" text:outline-level="1"><text:bookmark text:name="docs-internal-guid-c1911579-9e9c-5ea9-160b-f7734feb4129"/>La détermination de la loi applicable</text:h>
      <text:p text:style-name="P1">Q1. Définissez le contrat électronique. (Doc. 1 et 2)</text:p>
      <text:p text:style-name="P3">Le contrat électronique est une convention par laquelle une ou plusieurs parties s'obligent, envers une ou plusieurs autres a assurer à distance et par voie électronique la fourniture de biens ou de services.</text:p>
      <text:p text:style-name="Text_20_body"/>
      <text:p text:style-name="P1">Q2. Quels dangers peut représenter l'achat sur Internet ? (Doc. 3 et 5)</text:p>
      <text:p text:style-name="P3">Si le site n'est pas français, il sera difficile d'exercer un recours en France en cas de litige.</text:p>
      <text:p text:style-name="P3">Sachant qu’un vendeur ayant un site en .fr ou en langue française n'est pas forcément français. Et que l’information pour savoir si le professionnel est installé en France ou à l’étranger n'apparaît pas toujours clairement.</text:p>
      <text:p text:style-name="Text_20_body"/>
      <text:p text:style-name="P3">La protection du consommateur élaborée par les textes tant nationaux que communautaires peut être rendue inefficace si le contrat retient la loi d'un pays tiers moins protectrice du consommateur.</text:p>
      <text:p text:style-name="P3">À défaut pour les parties d'avoir choisi la loi applicable en cas de litige, le juge procède à une recherche qui permet de déterminer le pays dans lequel le centre de gravité du contrat. les indices principaux sont :</text:p>
      <text:list xml:id="list1080411799100524614" text:style-name="L11">
        <text:list-item>
          <text:p text:style-name="P18">lieu d'exécution du contrat</text:p>
        </text:list-item>
        <text:list-item>
          <text:p text:style-name="P18">lieu de conclusion du contrat</text:p>
        </text:list-item>
      </text:list>
      <text:p text:style-name="Text_20_body"/>
      <text:p text:style-name="P3">Par ailleurs, les prix indiqués ne comportent pas nécessairement les taxes et droits de douane, facturés en supplément.</text:p>
      <text:p text:style-name="Text_20_body"/>
      <text:p text:style-name="P1">Q3. Pourquoi la détermination de la loi applicable à un contrat électronique pose-t-elle problème ? Expliquez à Mme Beltram quelle sera la loi applicable si elle contracte avec le vendeur italien. (Doc. 4 et 5)</text:p>
      <text:p text:style-name="P3">L'activité est soumise à la loi de l'État membre sur le territoire duquel la personne qui l'exerce est établie, sous réserve de la commune intention de cette personne et de celle à qui ont destinés les biens ou services.</text:p>
      <text:p text:style-name="Text_20_body"/>
      <text:p text:style-name="P3">Lorsqu'il s'agit d'une société fournissant des services au moyen d'un site Internet, le lieu d'établissement n'est pas là où se trouve la technologie supportant ce site ou là où le site est accessible, mais le lieu où elle exerce son activité économique.</text:p>
      <text:p text:style-name="Text_20_body"/>
      <text:p text:style-name="P3">Ce sont les lois Italiennes qui vont être appliquées si elle contracte avec le vendeur Italien, sauf si les lois Italiennes peuvent priver Mme Beltram de la protection que lui assure les dispositions impératives à la loi Française. Celles qui définissent les droit du consommateur et qui ont une influence déterminante sur la décision de contracter.</text:p>
      <text:p text:style-name="Text_20_body"/>
      <text:p text:style-name="P3"><text:soft-page-break/>Attention, il existe quand même des lois auquel il n'est pas possible de déroger même par accord de volonté. Elles sont généralement impératives les mesures visant à la protection de l'ordre public et des bonnes mœurs</text:p>
      <text:p text:style-name="Text_20_body"/>
      <text:p text:style-name="P1">Q4. Énoncez les moyens dont disposerait Mme Beltram en cas de litige avec le vendeur alsacien. (Doc. 6)</text:p>
      <text:list xml:id="list175005941878059462" text:style-name="L12">
        <text:list-item>
          <text:p text:style-name="P19">Contacter le professionnel </text:p>
          <text:list>
            <text:list-item>
              <text:p text:style-name="P19">Si le vendeur ne s'exécute pas et que vous ne parvenez pas à trouver une solution avec le service client, il est conseillé d'envoyer au professionnel une lettre recommandée le mettant en demeure. Il est préférable d'envoyer votre réclamation par lettre recommandée avec accusé de réception pour des raisons de preuve. </text:p>
            </text:list-item>
          </text:list>
        </text:list-item>
        <text:list-item>
          <text:p text:style-name="P19">Contacter une fédération professionnelle </text:p>
          <text:list>
            <text:list-item>
              <text:p text:style-name="P19">Dans le cas où le cybermarchand est adhérent d'une fédération professionnelle (type Fevad ...), vous pouvez prendre contact avec elle. La fédération se mettra alors en relation avec la société adhérente afin de tenter de vous aider à résoudre votre litige. La fédération professionnelle prévoit généralement des sanctions si l'entreprise, en cas de manquement, ne respecte pas l'avis de la fédération. </text:p>
            </text:list-item>
          </text:list>
        </text:list-item>
        <text:list-item>
          <text:p text:style-name="P30">Contacter une association de consommateurs agréée</text:p>
        </text:list-item>
        <text:list-item>
          <text:p text:style-name="P30">Demander une conciliation</text:p>
          <text:list>
            <text:list-item>
              <text:p text:style-name="P19">Auprès du conciliateur de justice ou auprès du juge d'instance. </text:p>
            </text:list-item>
          </text:list>
        </text:list-item>
        <text:list-item>
          <text:p text:style-name="P30">Le recours à la justice </text:p>
          <text:list>
            <text:list-item>
              <text:p text:style-name="P19">Procédure d’injonction</text:p>
              <text:list>
                <text:list-item>
                  <text:p text:style-name="P19">Pour contraindre un professionnel à exécuter matériellement ses obligations contractuelles ou récupérer les sommes dues par le professionnel </text:p>
                </text:list-item>
                <text:list-item>
                  <text:p text:style-name="P19">On peut s’adresser à la juridiction de proximité, pour les litiges inférieurs à 4000 euros, ou au tribunal d'instance pour un litige entre 4000 et 10000 euros. </text:p>
                </text:list-item>
                <text:list-item>
                  <text:p text:style-name="P19">Si le juge estime que votre demande est justifiée, il rendra une ordonnance qui vous sera adressée et que vous devrez notifier au vendeur. Ce dernier disposera d'un mois pour s'exécuter ou pour faire opposition, entraînant la tenue d'un procès. </text:p>
                </text:list-item>
              </text:list>
            </text:list-item>
            <text:list-item>
              <text:p text:style-name="P19">S’adresser au Tribunal de Grande Instance pour un litige au delà de 10 000 euros</text:p>
            </text:list-item>
          </text:list>
        </text:list-item>
      </text:list>
      <text:p text:style-name="Text_20_body"/>
      <text:p text:style-name="P1">Q5. En application du principe de liberté contractuelle, les parties peuvent elles choisir la loi applicable à leur contrat et la juridiction compétente en cas de litige ? (Doc. 4, 5, 7 et 8)</text:p>
      <text:p text:style-name="P3">Le choix des parties s’effectue librement à partir du moment où un lien (domiciliation de l'entreprise, nationalité des parties, lieu de livraison, etc.) s'établit entre le contrat et la loi choisie et que ce choix ne s'effectue pas dans le but d'échapper à une loi de police.</text:p>
      <text:p text:style-name="P3">Bien sur, le choix du pays appliquant la législation est contrôlé et ne peut pas priver le consommateur des dispositions impératives de la loi française relatives aux obligations contractuelles, conformément aux engagements internationaux souscrits par la France.</text:p>
      <text:p text:style-name="Text_20_body"/>
      <text:p text:style-name="P3">La juridiction territorialement compétente est, sauf disposition contraire, celle du lieu où demeure le <text:soft-page-break/>défendeur :</text:p>
      <text:list xml:id="list1052639974003354735" text:style-name="L13">
        <text:list-item>
          <text:p text:style-name="P20">s'il s'agit d'une personne physique, du lieu où celle-ci a son domicile ou, à défaut, sa résidence; </text:p>
        </text:list-item>
        <text:list-item>
          <text:p text:style-name="P20">s'il s'agit d'une personne morale, du lieu où celle-ci est établie. </text:p>
        </text:list-item>
      </text:list>
      <text:p text:style-name="Text_20_body"/>
      <text:p text:style-name="P3">Cependant, dans le cas d’un contrat électronique, le demandeur peut également saisir la juridiction du lieu de la livraison effective de la chose ou du lieu de l'exécution de la prestation de services, plutôt que le lieu de résidence du défendeur.</text:p>
      <text:p text:style-name="Text_20_body"/>
      <text:p text:style-name="P3">Toute clause d’un contrat qui, directement ou indirectement, déroge aux règles de compétence territoriale est considérée comme nulle à moins qu'elle n'ait été convenue entre des commerçants et qu'elle n'ait été spécifiée de façon explicite.</text:p>
      <text:p text:style-name="Text_20_body"/>
      <text:h text:style-name="P7" text:outline-level="1">La formation du contrat électronique</text:h>
      <text:p text:style-name="P1">Q1. Rappelez les conditions de validité du contrat. (Doc. 9)</text:p>
      <text:p text:style-name="P3">Il y a 4 conditions pour que le contrat soit valide :</text:p>
      <text:list xml:id="list7779262056264743583" text:style-name="L14">
        <text:list-item>
          <text:p text:style-name="P21">Le consentement de la partie qui s'oblige</text:p>
        </text:list-item>
        <text:list-item>
          <text:p text:style-name="P21">Sa capacité à contracter</text:p>
        </text:list-item>
        <text:list-item>
          <text:p text:style-name="P21">Un objet certain qui forme la matière de l'engagement</text:p>
        </text:list-item>
        <text:list-item>
          <text:p text:style-name="P21">Une cause licite dans l'obligation</text:p>
        </text:list-item>
      </text:list>
      <text:p text:style-name="Text_20_body"/>
      <text:p text:style-name="P1">Q2. Relevez les particularités de ces conditions dans le cas du contrat électronique. (Doc. 9 à 12)</text:p>
      <text:p text:style-name="P3">Pour vérifier que la personne qui accepte son offre dispose de la capacité juridique de contracter, le professionnel veux connaître l'identité de celui qui lui commande un produit ou un service.</text:p>
      <text:p text:style-name="P3">De plus, certains produits sont rigoureusement interdits à des catégories définies de personnes. Le professionnel doit donc s'assurer que l'utilisateur est en droit de consommer ces biens et services.</text:p>
      <text:p text:style-name="P3">L'utilisateur doit donc indiquer son nom et son adresse, ainsi que son adresse électronique, pour que le professionnel puisse s'assurer de l'identité de son cocontractant au moment du paiement en ligne.</text:p>
      <text:p text:style-name="Text_20_body"/>
      <text:p text:style-name="P1">Q3. Le contrat est-il définitivement formé avec l'échange des consentements ? (Doc. 13)</text:p>
      <text:p text:style-name="P3">Le contrat n’est pas définitivement formé avec l’échange de consentement. En effet, il faut attendre que le délai de rétractation que stipule l’L. 121-20 du Code de la consommation et directive communautaire sur la vente à distance. </text:p>
      <text:p text:style-name="P3">En effet, une fois ce délai passé, le contrat est définitivement formé car l’échange ne peut plus être annulé par les voix de rétractation légales.</text:p>
      <text:p text:style-name="Text_20_body"/>
      <text:p text:style-name="P1">Q4. Indiquez les modalités de formation du contrat de vente de jouets envisagé par Mme Beltram. (Doc. 9 à 13)</text:p>
      <text:p text:style-name="P3">Lors de la formation du contrat, Mme Beltram auras un délai de rétractation de 7 jours (Bientôt 14 jours avec la nouvelle loi) francs sans avoir à justifier de motifs ni à payer de pénalités à l'exception des éventuels frais de retour (article L. 121-20 du Code de la consommation et directive communautaire sur <text:soft-page-break/>la vente à distance). Ce délai court à compter de la réception.</text:p>
      <text:p text:style-name="Text_20_body"/>
      <text:p text:style-name="P3">Si Mme Beltram exerce son droit de rétractation, le professionnel est tenu de rembourser sans délai et au plus dans les trente jours suivant la date d'exercice du droit.</text:p>
      <text:p text:style-name="Text_20_body"/>
      <text:p text:style-name="P1">Q5. Comment Mme Beltram pourra-t-elle, si besoin, prouver la formation de ce contrat ? (Doc. 14 et 15)</text:p>
      <text:p text:style-name="P3">Les articles 1316-1 et 13 16- 3 de la loi du 13 mars 2000 stipulent que « l'écrit sous forme électronique est admis en preuve au même titre que l'écrit sur support papier » et que « l'écrit sur support électronique a la même force probante que l'écrit sur support papier  ».</text:p>
      <text:p text:style-name="Text_20_body"/>
      <text:p text:style-name="P3">Bien sur, la preuve de l'écrit sous forme électronique est admise dès lors que sont remplies les deux conditions de l'article 13 16-1 du Code civil:</text:p>
      <text:list xml:id="list1435578277869410393" text:style-name="L15">
        <text:list-item>
          <text:p text:style-name="P22">L'acte doit identifier clairement la personne dont il émane;</text:p>
        </text:list-item>
        <text:list-item>
          <text:p text:style-name="P22">L'acte a été établi et conservé “dans des conditions de nature à en garantir l'intégrité”</text:p>
        </text:list-item>
      </text:list>
      <text:p text:style-name="Text_20_body"/>
      <text:p text:style-name="P3">Si besoin, l'article L. 134-2 du Code de la consommation issu de l'article 27 de la LCEN (Loi sur la confiance dans l'économie numérique]) prévoit que le contractant professionnel assure la conservation de l'écrit qui constate le contrat électronique pendant un délai déterminé par ce même décret et en garantit à tout moment l'accès à son cocontractant (Ici Mme Beltram), si celui-ci en fait la demande.</text:p>
      <text:p text:style-name="Text_20_body"/>
      <text:p text:style-name="P3">Le décret n°2005-137 du 16 février 2005 fixe le montant à 120 euros et un délai de 10 ans « à compter de la conclusion du contrat lorsque la livraison du bien ou l'exécution de la prestation est immédiate. Dans le cas contraire, le délai court à compter de la conclusion du contrat et jusqu'à la date de livraison du bien ou de l'exécution de la prestation et pendant une durée de dix ans à compter de celle-ci ».</text:p>
      <text:p text:style-name="Text_20_body"/>
      <text:h text:style-name="P7" text:outline-level="1">L’exécution du contrat électronique</text:h>
      <text:p text:style-name="P1">Q1. Relevez les moyens de protection du cyberacheteur lors de l'éxecution du contrat électronique. (Doc. 16 à 18)</text:p>
      <text:p text:style-name="P3">Larticle 15 de la loi pour la confiance dans l'économie numérique stipule que l'opérateur de commerce électronique est responsable de plein droit à l'égard de l'acheteur de la bonne exécution des obligations résultant du contrat, que ces obligations soient à exécuter par lui-même ou par d'autres prestataires de services</text:p>
      <text:p text:style-name="Text_20_body"/>
      <text:p text:style-name="P3">Le vendeur sur Internet ne peut s'exonérer de sa responsabilité qu’en apportant  la preuve que l'inexécution ou la mauvaise exécution du contrat est imputable : </text:p>
      <text:list xml:id="list7291642865130574695" text:style-name="L16">
        <text:list-item>
          <text:p text:style-name="P23">soit au consommateur</text:p>
        </text:list-item>
        <text:list-item>
          <text:p text:style-name="P23">soit au fait, imprévisible et insurmontable, d'un tiers étranger à la fourniture des prestations prévues au contrat</text:p>
        </text:list-item>
        <text:list-item>
          <text:p text:style-name="P23">soit à un cas de force majeure</text:p>
        </text:list-item>
      </text:list>
      <text:p text:style-name="Text_20_body"/>
      <text:p text:style-name="P3"><text:soft-page-break/>Le cyberacheteur pourra demander par lettre recommandée l'annulation de sa commande sans frais s'il n'est toujours pas livré 7 jours après la date limite à laquelle le fournisseur s'engage à livrer le bien ou à exécuter la prestation de services selon l'article L. 121-20-3 du Code de la consommation.</text:p>
      <text:p text:style-name="P35"><text:span text:style-name="T5">De plus, la Commission des clauses abusives </text:span><text:span text:style-name="T6">considère comme abusives</text:span><text:span text:style-name="T7"> </text:span><text:span text:style-name="T5">les conditions générales précisant que </text:span><text:span text:style-name="T6">la date de livraison n'est donnée qu'à titre indicatif </text:span><text:span text:style-name="T5">et celle </text:span><text:span text:style-name="T6">exonérant le vendeur de toute responsabilité</text:span><text:span text:style-name="T7"> </text:span><text:span text:style-name="T5">en cas de défaut ou de retard de livraison.</text:span></text:p>
      <text:p text:style-name="Text_20_body"/>
      <text:p text:style-name="P3">Si le produit n’est plus disponible, le vendeur devra informer le consommateur et le rembourser dans les 30 jours.</text:p>
      <text:p text:style-name="Text_20_body"/>
      <text:p text:style-name="P3">Le délai de rétractation est de 7 jours à compter de sa réception pour en demander le remboursement. Le vendeur devra alors procéder au remboursement dans un délai de 30 jours. Bien sûr, le consommateur n’as pas besoin de justifier les raisons du retour.</text:p>
      <text:p text:style-name="Text_20_body"/>
      <text:p text:style-name="P3">Attention, sur certaines denrées, le délai de rétractation n’existe pas :</text:p>
      <text:list xml:id="list1024299966887914974" text:style-name="L17">
        <text:list-item>
          <text:p text:style-name="P24">CD dont l'emballage aura été enlevé </text:p>
        </text:list-item>
        <text:list-item>
          <text:p text:style-name="P24">DVD dont l'emballage aura été enlevé</text:p>
        </text:list-item>
        <text:list-item>
          <text:p text:style-name="P24">Cassettes vidéo dont l'emballage aura été enlevé </text:p>
        </text:list-item>
        <text:list-item>
          <text:p text:style-name="P24">Logiciels dont l'emballage aura été enlevé</text:p>
        </text:list-item>
        <text:list-item>
          <text:p text:style-name="P24">Voyages achetés en ligne</text:p>
        </text:list-item>
        <text:list-item>
          <text:p text:style-name="P24">Biens achetés à des particuliers </text:p>
        </text:list-item>
        <text:list-item>
          <text:p text:style-name="P24">Biens périssables </text:p>
        </text:list-item>
        <text:list-item>
          <text:p text:style-name="P24">Biens sur mesure</text:p>
        </text:list-item>
      </text:list>
      <text:p text:style-name="Text_20_body"/>
      <text:p text:style-name="P35"><text:span text:style-name="T5">Le vendeur doit rembourser dans l'intégralité les sommes versées par l’acheteur, y compris les frais d'expédition initiaux. Cependant, les frais de retour sont toujours à la charge de l’acheteur. Le professionnel ne peut désormais plus remettre un avoir, sauf accord du consommateur </text:span><text:span text:style-name="T6">après</text:span><text:span text:style-name="T7"> </text:span><text:span text:style-name="T5">l'annulation de la commande.</text:span></text:p>
      <text:p text:style-name="Text_20_body"/>
      <text:p text:style-name="P3">Le professionnel doit garantir un produit conforme à la description initiale et sans défaut. En cas de problème, l’acheteur a le choix entre la réparation ou le remplacement du bien. À défaut, il peut demander une réduction du prix ou être remboursé, les frais de retour étant à la charge du professionnel. </text:p>
      <text:p text:style-name="Text_20_body"/>
      <text:p text:style-name="P1">Q2. Une clause du contrat d'achat des jouets prévoit une livraison sous 10 jours. Identifiez les conséquences de cette clause pour le vendeur et Mme Beltram. (Doc. 17)</text:p>
      <text:p text:style-name="P3">Il faudra attendre 17 jours à Mme Beltram pour qu’elle puisse demander par lettre recommandée l’annulation de se commande sans frais. Sauf cas de force majeure.</text:p>
      <text:p text:style-name="Text_20_body"/>
      <text:p text:style-name="P1">Q3. Mme Beltram se demande si elle pourra revenir sur ses choix si les cadeaux ne plaisent pas à ses petits-enfants. (Doc. 18)</text:p>
      <text:p text:style-name="P3"><text:soft-page-break/>Mme Beltram dispose d'un délai de 7 jours à compter de sa réception pour en demander le remboursement.</text:p>
      <text:p text:style-name="P3">Pour cela, elle devra le renvoyer à ses frais. Le vendeur devra alors procéder au remboursement dans un délai de 30 jours. Ce droit de « rétractation » s'exerce librement: elle n'as pas besoin de justifier les raisons du retour.</text:p>
      <text:p text:style-name="Text_20_body"/>
      <text:p text:style-name="P35"><text:span text:style-name="T6">Attention</text:span><text:span text:style-name="T7"> </text:span><text:span text:style-name="T5">tout de même, le délai de rétractation d’un CD dont l’emballage aura été ouvert n’existe pas.</text:span></text:p>
      <text:p text:style-name="Text_20_body"/>
      <text:p text:style-name="P1">Q4. Que pourra faire Mme Beltram si l'un des jouets qu'elle a commandé présente un défaut ? Justifiez votre réponse. (Doc. 16 et 18)</text:p>
      <text:p text:style-name="P3">Le professionnel a le devoir de garantir un produit conforme à la description initiale et sans défaut. En cas de problème, elle peut en demander la réparation ou le remplacement. À défaut, elle peut demander une réduction du prix ou être remboursé, les frais de retour étant à la charge du professionnel. </text:p>
      <text:p text:style-name="P3">Le vendeur peut également apporter la preuve qu’il n’est pas responsable du défaut du jouet. Il faudra donc prouver que la faute vient :</text:p>
      <text:list xml:id="list1146447858419444490" text:style-name="L18">
        <text:list-item>
          <text:p text:style-name="P25">soit du consommateur</text:p>
        </text:list-item>
        <text:list-item>
          <text:p text:style-name="P25">soit d'un tiers étranger à la fourniture des prestations prévues au contrat</text:p>
        </text:list-item>
        <text:list-item>
          <text:p text:style-name="P25">soit à un cas de force majeure</text:p>
        </text:list-item>
      </text:list>
      <text:p text:style-name="P3">Il faudra alors se tourner vers le fautif pour demander réparation.</text:p>
      <text:p text:style-name="Text_20_body"/>
      <text:p text:style-name="P1">Q5. Identifiez les moyens de paiement dont dispose Mme Beltram lors de sa commande par Internet. (Doc. 19)</text:p>
      <text:p text:style-name="P3">Il existe 4 systèmes de payement pour commander sur Internet :</text:p>
      <text:list xml:id="list1572254819582972881" text:style-name="L19">
        <text:list-item>
          <text:p text:style-name="P29"><text:span text:style-name="T4">La carte bleue</text:span><text:span text:style-name="T2"> : Solution couplée à un cryptage des données. Mme Beltram donne son numéro de carte, sa date de validité et un code inscrit au dos de la carte. Ces informations sont cryptées par différents procédés. La transaction est ensuite réalisée si la carte existe et si elle n'a pas été déclarée comme volée. C'est le commerçant, en cas de contestation ou d'utilisation frauduleuse, qui assume les coûts de la vente.</text:span></text:p>
        </text:list-item>
        <text:list-item>
          <text:p text:style-name="P29"><text:span text:style-name="T4">L’e-carte bleue</text:span><text:span text:style-name="T2"> : La banque de Mme Beltram lui donne un numéro unique pour chaque transaction. Ce service est payant pour Mme Beltram.</text:span></text:p>
        </text:list-item>
        <text:list-item>
          <text:p text:style-name="P29"><text:span text:style-name="T4">Le système Paypal</text:span><text:span text:style-name="T2"> : Si elle n'est pas inscrite, Paypal lui propose de s'inscrire. Elle provisionne son compte Paypal comme s'il s'agissait d'un virement de sa banque vers Paypal. Quand elle revient sur le site pour effectuer son achat, elle est reconnue comme ayant un compte Paypal et le paiement est réalisé. Il est également possible de seulement renseigner ses coordonnées de carte bleue et PayPal ne sert alors que d’intermédiaire supplémentaire entre Mme Beltram et le vendeur.</text:span></text:p>
        </text:list-item>
        <text:list-item>
          <text:p text:style-name="P29"><text:span text:style-name="T4">Le paiement par sms</text:span><text:span text:style-name="T2"> : Système de porte-monnaie élèctronique, Mme Beltram doit s'inscrire en donnant ses données bancaires et de carte bleue. Ces informations sont demandées une fois pour toutes. Lors de l'achat Mme Beltram utilise son numéro personnel et valide. Elle reçoit ensuite sur son téléphone portable un SMS avec un autre code qu'elle saisit sur le site Internet, puis elle valide. Le paiement est effectué. Il n'y a pas en général de coût pour Mme Beltram. </text:span><text:soft-page-break/><text:span text:style-name="T2">Les commissions sont supportées par le commerçant.</text:span></text:p>
        </text:list-item>
      </text:list>
      <text:p text:style-name="Text_20_body"/>
      <text:p text:style-name="P1">Q6. Dans l'hypothèse où elle choisirait le paiement par carte bancaire, comment Mme Beltram peut-elle être assurée que ce moyen est sécurisé ? (Doc. 19)</text:p>
      <text:p text:style-name="P3">Mme Beltram doit vérifier que le site est sécurisé en regardant : </text:p>
      <text:list xml:id="list2900863197767462066" text:style-name="L20">
        <text:list-item>
          <text:p text:style-name="P26">Un -cadenas- apparaît </text:p>
        </text:list-item>
      </text:list>
      <text:p text:style-name="Text_20_body"><text:span text:style-name="T5">L'adresse commence par https (</text:span><text:span text:style-name="T6">et pas seulement http</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06T09:52:02</meta:creation-date>
    <dc:date>2015-04-09T16:37:43</dc:date>
    <meta:editing-duration>PT33M38S</meta:editing-duration>
    <meta:editing-cycles>12</meta:editing-cycles>
    <meta:generator>OpenOffice/4.1.1$Unix OpenOffice.org_project/411m6$Build-9775</meta:generator>
    <meta:document-statistic meta:table-count="0" meta:image-count="0" meta:object-count="0" meta:page-count="7" meta:paragraph-count="109" meta:word-count="2627" meta:character-count="15752"/>
  </office:meta>
</office:document-meta>
</file>